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Bean.getHeader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setHeaderdestination( Map &lt; String , String &gt; header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setNotificationType( String notific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setHeadernotificationtype( String headernotific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JsonBean( Map &lt; String , String &gt; body , int headertemplateno , Map &lt; String , String &gt; headerdestination , String headernotificationtype , String notific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Bean.getHeadertemplat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getHeadernotific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Js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setHeadertemplateno( int headertemplate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18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Bean.getNotific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setBody( Map &lt; String , String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